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38cm"/>
    </style:style>
    <style:style style:name="co2" style:family="table-column">
      <style:table-column-properties fo:break-before="auto" style:column-width="1.304cm"/>
    </style:style>
    <style:style style:name="co3" style:family="table-column">
      <style:table-column-properties fo:break-before="auto" style:column-width="4.653cm"/>
    </style:style>
    <style:style style:name="co4" style:family="table-column">
      <style:table-column-properties fo:break-before="auto" style:column-width="7.331cm"/>
    </style:style>
    <style:style style:name="co5" style:family="table-column">
      <style:table-column-properties fo:break-before="auto" style:column-width="2.3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639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058cm"/>
    </style:style>
    <style:style style:name="co10" style:family="table-column">
      <style:table-column-properties fo:break-before="auto" style:column-width="5.209cm"/>
    </style:style>
    <style:style style:name="co11" style:family="table-column">
      <style:table-column-properties fo:break-before="auto" style:column-width="2.447cm"/>
    </style:style>
    <style:style style:name="co12" style:family="table-column">
      <style:table-column-properties fo:break-before="auto" style:column-width="1.081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5.276cm"/>
    </style:style>
    <style:style style:name="co15" style:family="table-column">
      <style:table-column-properties fo:break-before="auto" style:column-width="9.20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ext-properties fo:color="#ff0000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ackground-color="transparent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ackground-color="transparent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background-color="transparent"/>
      <style:text-properties style:text-outline="false" style:text-line-through-style="none" style:font-name="Calibri1" fo:font-size="11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11pt" style:language-asian="en" style:country-asian="US" style:font-style-asian="normal" style:font-weight-asian="normal" style:font-name-complex="Courier New" style:font-size-complex="11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fo:color="#3f7f5f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MAP par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race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  <table:table-cell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primitives</text:p>
          </table:table-cell>
          <table:table-cell office:value-type="string">
            <text:p>CellGlobalIdOrServiceAreaIdFixedLength</text:p>
          </table:table-cell>
          <table:table-cell table:number-columns-repeated="8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ellGlobalIdOrServiceAreaIdOrLAI</text:p>
          </table:table-cell>
          <table:table-cell table:number-columns-repeated="4" office:value-type="string">
            <text:p>+</text:p>
          </table:table-cell>
          <table:table-cell/>
          <table:table-cell table:number-columns-repeated="2" office:value-type="string">
            <text:p>+</text:p>
          </table:table-cell>
          <table:table-cell table:style-name="ce3"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MSI</text:p>
          </table:table-cell>
          <table:table-cell table:number-columns-repeated="7" office:value-type="string">
            <text:p>+</text:p>
          </table:table-cell>
          <table:table-cell office:value-type="string">
            <text:p>!!!:MCC-MNC-MSI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AIFixedLength</text:p>
          </table:table-cell>
          <table:table-cell table:number-columns-repeated="8" office:value-type="string">
            <text:p>+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ms</text:p>
          </table:table-cell>
          <table:table-cell office:value-type="string">
            <text:p>SmsSignalInfo</text:p>
          </table:table-cell>
          <table:table-cell table:number-columns-repeated="3" office:value-type="string">
            <text:p>+</text:p>
          </table:table-cell>
          <table:table-cell office:value-type="string">
            <text:p>"-+"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msTpdu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SM_RP_SMEA</text:p>
          </table:table-cell>
          <table:table-cell table:number-columns-repeated="3" office:value-type="string">
            <text:p>+</text:p>
          </table:table-cell>
          <table:table-cell office:value-type="string">
            <text:p>"-+"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MT-ForwardSM-Req</text:p>
          </table:table-cell>
          <table:table-cell office:value-type="string">
            <text:p>adding 2 pa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RoutingInfoForSM-Res</text:p>
          </table:table-cell>
          <table:table-cell office:value-type="string">
            <text:p>adding 1 pa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RoutingInfoForSM-Req</text:p>
          </table:table-cell>
          <table:table-cell office:value-type="string">
            <text:p>adding 2 pa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ReportSM-DeliveryStatusReq</text:p>
          </table:table-cell>
          <table:table-cell office:value-type="string">
            <text:p>adding 2 pa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Mt-forwardSM-VGCS</text:p>
          </table:table-cell>
          <table:table-cell office:value-type="string">
            <text:p>new ope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noteSubscriberPresent</text:p>
          </table:table-cell>
          <table:table-cell office:value-type="string">
            <text:p>new ope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>
            <text:p>readyForSM</text:p>
          </table:table-cell>
          <table:table-cell office:value-type="string">
            <text:p>new oper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9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mstpdu</text:p>
          </table:table-cell>
          <table:table-cell table:style-name="ce2" office:value-type="string">
            <text:p>SmsCommandTpdu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DeliverReportTpdu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DeliverTpdu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StatusReportTpdu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SubmitReportTpdu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msSubmitTpdu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1"/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Smstpdu – parameters</text:p>
          </table:table-cell>
          <table:table-cell table:style-name="ce2" office:value-type="string">
            <text:p>AbsoluteTimeStamp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AddressField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CommandData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!!!: Check encoding rules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CommandType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DataCodingScheme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table:number-columns-repeated="3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FailureCause</text:p>
          </table:table-cell>
          <table:table-cell table:number-columns-repeated="3" office:value-type="string">
            <text:p>+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!!!: Implement FailureCauseValue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ParameterIndicator</text:p>
          </table:table-cell>
          <table:table-cell table:number-columns-repeated="3" office:value-type="string">
            <text:p>+</text:p>
          </table:table-cell>
          <table:table-cell/>
          <table:table-cell office:value-type="string">
            <text:p>-</text:p>
          </table:table-cell>
          <table:table-cell table:number-columns-repeated="3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ProtocolIdentifier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!!!: Implement internal structure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Status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2"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!!!: Implement internal structure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UserDataHeader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UserData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  <table:table-cell office:value-type="string">
            <text:p>P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ValidityEnhancedFormatData</text:p>
          </table:table-cell>
          <table:table-cell table:number-columns-repeated="3" office:value-type="string">
            <text:p>+</text:p>
          </table:table-cell>
          <table:table-cell table:number-columns-repeated="4"/>
          <table:table-cell office:value-type="string">
            <text:p>!!!: Implement internal structure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ValidityPeriod</text:p>
          </table:table-cell>
          <table:table-cell table:number-columns-repeated="3" office:value-type="string">
            <text:p>+</text:p>
          </table:table-cell>
          <table:table-cell/>
          <table:table-cell office:value-type="string">
            <text:p>P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Smstpdu – userDataCenter</text:p>
          </table:table-cell>
          <table:table-cell table:style-name="ce2" office:value-type="string">
            <text:p>ConcatenatedShortMessagesIdentifier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4" office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>
            <text:p>Gsm7NationalLanguageIdentifier</text:p>
          </table:table-cell>
          <table:table-cell table:number-columns-repeated="3" office:value-type="string">
            <text:p>+</text:p>
          </table:table-cell>
          <table:table-cell/>
          <table:table-cell office:value-type="string">
            <text:p>-</text:p>
          </table:table-cell>
          <table:table-cell table:number-columns-repeated="2" office:value-type="string">
            <text:p>+</text:p>
          </table:table-cell>
          <table:table-cell office:value-type="string">
            <text:p>P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race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  <table:table-cell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callhandling</text:p>
          </table:table-cell>
          <table:table-cell office:value-type="string">
            <text:p>CallReferenceNumber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ubscriberInformation</text:p>
          </table:table-cell>
          <table:table-cell office:value-type="string">
            <text:p>LocationInformation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+</text:p>
          </table:table-cell>
          <table:table-cell table:number-columns-repeated="3" office:value-type="string">
            <text:p>P</text:p>
          </table:table-cell>
          <table:table-cell office:value-type="string">
            <text:p>-</text:p>
          </table:table-cell>
          <table:table-cell office:value-type="string">
            <text:p>!!!: Include in the unit test LocationNumber, when it is ready</text:p>
          </table:table-cell>
        </table:table-row>
        <table:table-row table:style-name="ro1">
          <table:table-cell table:number-columns-repeated="3"/>
          <table:table-cell office:value-type="string">
            <text:p>LocationNumberMap</text:p>
          </table:table-cell>
          <table:table-cell table:number-columns-repeated="5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!!! ISUP encoding failur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ubscriberStat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map</text:p>
          </table:table-cell>
          <table:table-cell office:value-type="string">
            <text:p>subscriberManagement</text:p>
          </table:table-cell>
          <table:table-cell office:value-type="string">
            <text:p>ExtBasicServiceCod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xtBearerServiceCod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xtTeleserviceCode</text:p>
          </table:table-cell>
          <table:table-cell table:number-columns-repeated="7" office:value-type="string">
            <text:p>+</text:p>
          </table:table-cell>
          <table:table-cell office:value-type="string">
            <text:p>-</text:p>
          </table:table-cell>
          <table:table-cell/>
        </table:table-row>
        <table:table-row table:style-name="ro1" table:number-rows-repeated="6548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INAP - param" table:style-name="ta1"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/>
          <table:table-cell office:value-type="string">
            <text:p>inap</text:p>
          </table:table-cell>
          <table:table-cell office:value-type="string">
            <text:p>primitives</text:p>
          </table:table-cell>
          <table:table-cell office:value-type="string">
            <text:p>LegID</text:p>
          </table:table-cell>
          <table:table-cell table:number-columns-repeated="2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MiscCallInfo</text:p>
          </table:table-cell>
          <table:table-cell table:number-columns-repeated="2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isup</text:p>
          </table:table-cell>
          <table:table-cell table:style-name="ce2" office:value-type="string">
            <text:p>CallingPartysCategoryInap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HighLayerCompatibilityInap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RedirectionInformationInap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</table:table-row>
        <table:table-row table:style-name="ro1" table:number-rows-repeated="6552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AP - param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/>
          <table:table-cell office:value-type="string">
            <text:p>cap</text:p>
          </table:table-cell>
          <table:table-cell office:value-type="string">
            <text:p>dialog</text:p>
          </table:table-cell>
          <table:table-cell office:value-type="string">
            <text:p>CAPGprsReferenceNumber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CAPAsnPrimitive</text:p>
          </table:table-cell>
          <table:table-cell table:number-columns-repeated="3" office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siBcsm</text:p>
          </table:table-cell>
          <table:table-cell office:value-type="string">
            <text:p>RouteSelectFailureSpecificInfo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OCalledPartyBusySpecificInfo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ONoAnswerSpecificInfo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OAnswerSpecificInfo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ODisconnectSpecificInfo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TBusySpecificInfo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TNoAnswerSpecificInfo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TAnswerSpecificInfo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TDisconnectSpecificInfo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3"/>
          <table:table-cell table:style-name="ce4"/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isup</text:p>
          </table:table-cell>
          <table:table-cell table:style-name="ce2" office:value-type="string">
            <text:p>BearerCap</text:p>
          </table:table-cell>
          <table:table-cell table:number-columns-repeated="6" office:value-type="string">
            <text:p>+</text:p>
          </table:table-cell>
          <table:table-cell office:value-type="string">
            <text:p>!!!: Implement isup.UserServiceInformation and CAP unit tests</text:p>
          </table:table-cell>
        </table:table-row>
        <table:table-row table:style-name="ro1">
          <table:table-cell table:number-columns-repeated="3"/>
          <table:table-cell table:style-name="ce2" office:value-type="string">
            <text:p>CalledPartyNumberCap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CallingPartyNumberCap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CauseCap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GenericNumberCap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LocationNumberCap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OriginalCalledNumberCap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RedirectingPartyIDCap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Digits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primitives</text:p>
          </table:table-cell>
          <table:table-cell office:value-type="string">
            <text:p>BCSMEvent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CAMELAChBillingChargingCharacteristics</text:p>
          </table:table-cell>
          <table:table-cell table:number-columns-repeated="2" office:value-type="string">
            <text:p>P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3"/>
          <table:table-cell office:value-type="string">
            <text:p>CalledPartyBCDNumber</text:p>
          </table:table-cell>
          <table:table-cell table:number-columns-repeated="6" office:value-type="string">
            <text:p>+</text:p>
          </table:table-cell>
          <table:table-cell office:value-type="string">
            <text:p>!!!: “<text:span text:style-name="T1">Called party BCD number" from 24.008 (Mobile Radio interface)</text:span></text:p>
          </table:table-cell>
        </table:table-row>
        <table:table-row table:style-name="ro1">
          <table:table-cell table:number-columns-repeated="3"/>
          <table:table-cell office:value-type="string">
            <text:p>DateAndTime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office:value-type="string">
            <text:p>ReceivingSideID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SendingSideID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TimeAndTimezone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ExtensionField</text:p>
          </table:table-cell>
          <table:table-cell table:number-columns-repeated="4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CAPExtensions</text:p>
          </table:table-cell>
          <table:table-cell table:number-columns-repeated="4" office:value-type="string">
            <text:p>+</text:p>
          </table:table-cell>
          <table:table-cell/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5" office:value-type="string">
            <text:p>ScfID</text:p>
          </table:table-cell>
          <table:table-cell table:number-columns-repeated="6" office:value-type="string">
            <text:p>+</text:p>
          </table:table-cell>
          <table:table-cell office:value-type="string">
            <text:p>!!! I do not know how to implement the internal structur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ircuitSwitchedCall.primitive</text:p>
          </table:table-cell>
          <table:table-cell office:value-type="string">
            <text:p>BearerCapability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DestinationRoutingAddress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EventSpecificInformationBCSM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+</text:p>
          </table:table-cell>
          <table:table-cell office:value-type="string">
            <text:p>P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InitialDPArgExtension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+</text:p>
          </table:table-cell>
          <table:table-cell office:value-type="string">
            <text:p>P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RequestedInform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TimeDurationChargingResult</text:p>
          </table:table-cell>
          <table:table-cell table:number-columns-repeated="2" office:value-type="string">
            <text:p>P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TimeIfTariffSwitch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TimeInform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DpSpecificCriteria</text:p>
          </table:table-cell>
          <table:table-cell table:number-columns-repeated="2" office:value-type="string">
            <text:p>P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IPSSPCapabilities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" office:value-type="string">
            <text:p>AlertingPatternCap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  <table:table-cell table:number-columns-repeated="2" office:value-type="string">
            <text:p>+</text:p>
          </table:table-cell>
        </table:table-row>
        <table:table-row table:style-name="ro2">
          <table:table-cell table:number-columns-repeated="3"/>
          <table:table-cell table:style-name="ce2" office:value-type="string">
            <text:p>NAOliInfo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!!! <text:span text:style-name="T1">implement getting and setting info according to ANSI T1.113-1995</text:span></text:p>
          </table:table-cell>
        </table:table-row>
        <table:table-row table:style-name="ro1">
          <table:table-cell table:number-columns-repeated="3"/>
          <table:table-cell table:style-name="ce5" office:value-type="string">
            <text:p>ServiceInteractionIndicatorsTwo</text:p>
          </table:table-cell>
          <table:table-cell table:number-columns-repeated="2" office:value-type="string">
            <text:p>P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FCIBCCCAMELsequence1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CAMELSCIBillingChargingCharacteristicsAlt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CAI_GSM0224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AOCSubsequent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AOCBeforeAnswer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SCIBillingChargingCharacteristics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3"/>
          <table:table-cell table:style-name="ce2" office:value-type="string">
            <text:p>VariablePartPrice</text:p>
          </table:table-cell>
          <table:table-cell table:number-columns-repeated="7" office:value-type="string">
            <text:p>+</text:p>
          </table:table-cell>
        </table:table-row>
        <table:table-row table:style-name="ro2">
          <table:table-cell table:number-columns-repeated="3"/>
          <table:table-cell table:style-name="ce2" office:value-type="string">
            <text:p>VariablePartDate</text:p>
          </table:table-cell>
          <table:table-cell table:number-columns-repeated="7" office:value-type="string">
            <text:p>+</text:p>
          </table:table-cell>
        </table:table-row>
        <table:table-row table:style-name="ro2">
          <table:table-cell table:number-columns-repeated="3"/>
          <table:table-cell table:style-name="ce2" office:value-type="string">
            <text:p>VariablePartTime</text:p>
          </table:table-cell>
          <table:table-cell table:number-columns-repeated="7" office:value-type="string">
            <text:p>+</text:p>
          </table:table-cell>
        </table:table-row>
        <table:table-row table:style-name="ro2">
          <table:table-cell table:number-columns-repeated="3"/>
          <table:table-cell table:style-name="ce2" office:value-type="string">
            <text:p>VariablePart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3"/>
          <table:table-cell table:style-name="ce2" office:value-type="string">
            <text:p>MessageIDText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3"/>
          <table:table-cell table:style-name="ce2" office:value-type="string">
            <text:p>VariableMessage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3"/>
          <table:table-cell table:style-name="ce2" office:value-type="string">
            <text:p>MessageID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3"/>
          <table:table-cell table:style-name="ce2" office:value-type="string">
            <text:p>InbandInfo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Tone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3"/>
          <table:table-cell table:style-name="ce2" office:value-type="string">
            <text:p>InformationToSend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3"/>
          <table:table-cell table:style-name="ce2" office:value-type="string">
            <text:p>CollectedDigits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3"/>
          <table:table-cell table:style-name="ce2" office:value-type="string">
            <text:p>CollectedInfo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CallSegmentToCancel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 table:number-columns-repeated="2"/>
          <table:table-cell office:value-type="string">
            <text:p>circuitSwitchedCall</text:p>
          </table:table-cell>
          <table:table-cell office:value-type="string">
            <text:p>ApplyChargingReportRequestIndication</text:p>
          </table:table-cell>
          <table:table-cell table:number-columns-repeated="7" office:value-type="string">
            <text:p>+</text:p>
          </table:table-cell>
        </table:table-row>
        <table:table-row table:style-name="ro1">
          <table:table-cell table:number-columns-repeated="3"/>
          <table:table-cell office:value-type="string">
            <text:p>ApplyChargingRequestIndication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+</text:p>
          </table:table-cell>
          <table:table-cell office:value-type="string">
            <text:p>P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CallInformationReportRequestIndic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CallInformationRequestRequestIndic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RequestReportBCSMEventRequestIndic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ReleaseCallRequestIndic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InitialDPRequestIndication</text:p>
          </table:table-cell>
          <table:table-cell table:number-columns-repeated="2" office:value-type="string">
            <text:p>P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EventReportBCSMRequestIndic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ContinueRequestIndication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ConnectRequestIndication</text:p>
          </table:table-cell>
          <table:table-cell table:number-columns-repeated="2" office:value-type="string">
            <text:p>P</text:p>
          </table:table-cell>
          <table:table-cell table:number-columns-repeated="2" office:value-type="string">
            <text:p>+</text:p>
          </table:table-cell>
          <table:table-cell office:value-type="string">
            <text:p>P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ActivityTestRequestIndic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2" office:value-type="string">
            <text:p>ActivityTestResponseIndic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5" office:value-type="string">
            <text:p>AssistRequestInstructionsRequestIndic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6" office:value-type="string">
            <text:p>EstablishTemporaryConnectionRequestIndication</text:p>
          </table:table-cell>
          <table:table-cell table:number-columns-repeated="2" office:value-type="string">
            <text:p>P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7" office:value-type="string">
            <text:p>DisconnectForwardConnectionRequestIndication</text:p>
          </table:table-cell>
          <table:table-cell table:number-columns-repeated="4" office:value-type="string">
            <text:p>+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6" office:value-type="string">
            <text:p>ConnectToResourceRequestIndic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6" office:value-type="string">
            <text:p>ResetTimerRequestIndic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table:style-name="ce6" office:value-type="string">
            <text:p>FurnishChargingInformationRequestIndication</text:p>
          </table:table-cell>
          <table:table-cell table:number-columns-repeated="7" office:value-type="string">
            <text:p>+</text:p>
          </table:table-cell>
        </table:table-row>
        <table:table-row table:style-name="ro2">
          <table:table-cell table:number-columns-repeated="3"/>
          <table:table-cell table:style-name="ce2" office:value-type="string">
            <text:p>SendChargingInformationRequestIndic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3"/>
          <table:table-cell table:style-name="ce2" office:value-type="string">
            <text:p>SpecializedResourceReportRequestIndic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3"/>
          <table:table-cell table:style-name="ce2" office:value-type="string">
            <text:p>PlayAnnouncementRequestIndic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3"/>
          <table:table-cell table:style-name="ce2" office:value-type="string">
            <text:p>PromptAndCollectUserInformationRequestIndic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3"/>
          <table:table-cell table:style-name="ce2" office:value-type="string">
            <text:p>PromptAndCollectUserInformationResponseIndication</text:p>
          </table:table-cell>
          <table:table-cell table:number-columns-repeated="6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2">
          <table:table-cell table:number-columns-repeated="3"/>
          <table:table-cell table:style-name="ce2" office:value-type="string">
            <text:p>CancelRequestIndication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 table:number-rows-repeated="65436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0" number:min-integer-digits="1" number:grouping="true"/>
      <number:text>р. </number:text>
    </number:number-style>
    <number:number-style style:name="N128P1" style:volatile="true">
      <number:text>-</number:text>
      <number:number number:decimal-places="0" number:min-integer-digits="1" number:grouping="true"/>
      <number:text>р. </number:text>
    </number:number-style>
    <number:number-style style:name="N128P2" style:volatile="true">
      <number:text> -р.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integer-digits="1" number:grouping="true"/>
      <number:text>р. </number:text>
    </number:number-style>
    <number:number-style style:name="N136P1" style:volatile="true">
      <number:text>-</number:text>
      <number:number number:decimal-places="2" number:min-integer-digits="1" number:grouping="true"/>
      <number:text>р. </number:text>
    </number:number-style>
    <number:number-style style:name="N136P2" style:volatile="true">
      <number:text> -</number:text>
      <number:number number:decimal-places="0" number:min-integer-digits="0"/>
      <number:text>р.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Да</number:text>
    </number:number-style>
    <number:number-style style:name="N142P1" style:volatile="true">
      <number:text>Да</number:text>
    </number:number-style>
    <number:number-style style:name="N142">
      <number:text>Нет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Истина</number:text>
    </number:number-style>
    <number:number-style style:name="N144P1" style:volatile="true">
      <number:text>Истина</number:text>
    </number:number-style>
    <number:number-style style:name="N144">
      <number:text>Ложь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Вкл</number:text>
    </number:number-style>
    <number:number-style style:name="N146P1" style:volatile="true">
      <number:text>Вкл</number:text>
    </number:number-style>
    <number:number-style style:name="N146">
      <number:text>Выкл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8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WenQuanYi Micro Hei" style:font-size-asian="11pt" style:font-name-complex="Lohit Hind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" style:display-name="20% - Акцент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" style:display-name="20% - Акцент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" style:display-name="20% - Акцент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" style:display-name="20% - Акцент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" style:display-name="20% - Акцент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" style:display-name="20% - Акцент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" style:display-name="40% - Акцент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" style:display-name="40% - Акцент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" style:display-name="40% - Акцент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" style:display-name="40% - Акцент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" style:display-name="40% - Акцент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" style:display-name="40% - Акцент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" style:display-name="60% - Акцент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" style:display-name="60% - Акцент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" style:display-name="60% - Акцент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" style:display-name="60% - Акцент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" style:display-name="60% - Акцент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" style:display-name="60% - Акцент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" style:display-name="Акцент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" style:display-name="Акцент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" style:display-name="Акцент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" style:display-name="Акцент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" style:display-name="Акцент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" style:display-name="Акцент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" style:display-name="Ввод 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" style:display-name="Вывод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" style:display-name="Вычисление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" style:display-name="Заголовок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" style:display-name="Заголовок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" style:display-name="Заголовок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" style:display-name="Заголовок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" style:display-name="Итог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" style:display-name="Контрольная ячейка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" style:display-name="Название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" style:display-name="Нейтральный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" style:display-name="Плохой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" style:display-name="Пояснение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" style:display-name="Примечание 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" style:display-name="Связанная ячейка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" style:display-name="Текст предупреждения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" style:display-name="Хороший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" style:display-name="20% - Акцент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" style:display-name="20% - Акцент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" style:display-name="20% - Акцент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" style:display-name="20% - Акцент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" style:display-name="20% - Акцент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" style:display-name="20% - Акцент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" style:display-name="40% - Акцент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" style:display-name="40% - Акцент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" style:display-name="40% - Акцент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" style:display-name="40% - Акцент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" style:display-name="40% - Акцент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" style:display-name="40% - Акцент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" style:display-name="60% - Акцент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" style:display-name="60% - Акцент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" style:display-name="60% - Акцент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" style:display-name="60% - Акцент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" style:display-name="60% - Акцент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" style:display-name="60% - Акцент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" style:display-name="Акцент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" style:display-name="Акцент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" style:display-name="Акцент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" style:display-name="Акцент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" style:display-name="Акцент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" style:display-name="Акцент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" style:display-name="Ввод 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" style:display-name="Вывод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" style:display-name="Вычисление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" style:display-name="Заголовок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" style:display-name="Заголовок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" style:display-name="Заголовок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" style:display-name="Заголовок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" style:display-name="Итог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" style:display-name="Контрольная ячейка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" style:display-name="Название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" style:display-name="Нейтральный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" style:display-name="Плохой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" style:display-name="Пояснение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" style:display-name="Примечание 2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" style:display-name="Связанная ячейка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" style:display-name="Текст предупреждения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" style:display-name="Хороший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" style:display-name="20% - Акцент1 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" style:display-name="20% - Акцент2 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" style:display-name="20% - Акцент3 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" style:display-name="20% - Акцент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" style:display-name="20% - Акцент5 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" style:display-name="20% - Акцент6 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" style:display-name="40% - Акцент1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" style:display-name="40% - Акцент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" style:display-name="40% - Акцент3 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" style:display-name="40% - Акцент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" style:display-name="40% - Акцент5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" style:display-name="40% - Акцент6 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" style:display-name="60% - Акцент1 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" style:display-name="60% - Акцент2 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" style:display-name="60% - Акцент3 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" style:display-name="60% - Акцент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" style:display-name="60% - Акцент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" style:display-name="60% - Акцент6 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" style:display-name="Акцент1 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" style:display-name="Акцент2 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" style:display-name="Акцент3 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" style:display-name="Акцент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" style:display-name="Акцент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" style:display-name="Акцент6 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" style:display-name="Ввод  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" style:display-name="Вывод 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" style:display-name="Вычисление 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" style:display-name="Заголовок 1 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" style:display-name="Заголовок 2 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" style:display-name="Заголовок 3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" style:display-name="Заголовок 4 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" style:display-name="Итог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" style:display-name="Контрольная ячейка 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" style:display-name="Название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" style:display-name="Нейтральный 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" style:display-name="Плохой 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" style:display-name="Пояснение 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" style:display-name="Примечание 3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" style:display-name="Связанная ячейка 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" style:display-name="Текст предупреждения 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" style:display-name="Хороший 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9">29.01.2012</text:date>, <text:time>17:0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P_20_param" style:display-name="PageStyle_MAP par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AP_20_-_20_param" style:display-name="PageStyle_INAP - para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P_20_-_20_param" style:display-name="PageStyle_CAP - para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P_20_-_20_operations" style:display-name="PageStyle_CAP - oper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mit Bhayani</meta:initial-creator>
    <meta:creation-date>2011-11-17T09:55:32</meta:creation-date>
    <dc:date>2012-01-29T17:09:09.50</dc:date>
    <meta:editing-duration>PT343H45M15S</meta:editing-duration>
    <meta:editing-cycles>493</meta:editing-cycles>
    <meta:generator>OpenOffice.org/3.0$Win32 OpenOffice.org_project/300m9$Build-9358</meta:generator>
    <meta:document-statistic meta:table-count="3" meta:cell-count="1055" meta:object-count="0"/>
    <meta:user-defined meta:name="Поле 1"/>
    <meta:user-defined meta:name="Поле 2"/>
    <meta:user-defined meta:name="Поле 3"/>
    <meta:user-defined meta:name="Поле 4"/>
  </office:meta>
</office:document-meta>
</file>